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5a45f" officeooo:paragraph-rsid="0005a45f"/>
    </style:style>
    <style:style style:name="P2" style:family="paragraph" style:parent-style-name="Text_20_body">
      <style:text-properties officeooo:rsid="000712a4" officeooo:paragraph-rsid="000712a4"/>
    </style:style>
    <style:style style:name="P3" style:family="paragraph" style:parent-style-name="Text_20_body">
      <style:text-properties officeooo:rsid="0008e27b" officeooo:paragraph-rsid="0008e27b"/>
    </style:style>
    <style:style style:name="P4" style:family="paragraph" style:parent-style-name="Text_20_body">
      <style:text-properties officeooo:rsid="00156f5a" officeooo:paragraph-rsid="00156f5a"/>
    </style:style>
    <style:style style:name="P5" style:family="paragraph" style:parent-style-name="Text_20_body">
      <style:text-properties officeooo:rsid="0017119f" officeooo:paragraph-rsid="0017119f"/>
    </style:style>
    <style:style style:name="P6" style:family="paragraph" style:parent-style-name="Text_20_body">
      <style:text-properties officeooo:rsid="00190ba8" officeooo:paragraph-rsid="00190ba8"/>
    </style:style>
    <style:style style:name="P7" style:family="paragraph" style:parent-style-name="Text_20_body">
      <style:text-properties officeooo:rsid="00190ba8" officeooo:paragraph-rsid="001bcf7c"/>
    </style:style>
    <style:style style:name="P8" style:family="paragraph" style:parent-style-name="Text_20_body">
      <style:text-properties officeooo:rsid="001bcf7c" officeooo:paragraph-rsid="001bcf7c"/>
    </style:style>
    <style:style style:name="P9" style:family="paragraph" style:parent-style-name="Text_20_body">
      <style:text-properties officeooo:rsid="001c169f" officeooo:paragraph-rsid="001c169f"/>
    </style:style>
    <style:style style:name="P10" style:family="paragraph" style:parent-style-name="Text_20_body">
      <style:text-properties officeooo:rsid="001dc84e" officeooo:paragraph-rsid="001dc84e"/>
    </style:style>
    <style:style style:name="P11" style:family="paragraph" style:parent-style-name="Text_20_body">
      <style:text-properties officeooo:rsid="0021c5e3" officeooo:paragraph-rsid="0021c5e3"/>
    </style:style>
    <style:style style:name="P12" style:family="paragraph" style:parent-style-name="Text_20_body">
      <style:text-properties officeooo:rsid="000d055f" officeooo:paragraph-rsid="000d055f"/>
    </style:style>
    <style:style style:name="P13" style:family="paragraph" style:parent-style-name="Text_20_body">
      <style:text-properties officeooo:rsid="001f5644" officeooo:paragraph-rsid="00253877"/>
    </style:style>
    <style:style style:name="P14" style:family="paragraph" style:parent-style-name="Text_20_body">
      <style:text-properties officeooo:rsid="0026e7d6" officeooo:paragraph-rsid="0026e7d6"/>
    </style:style>
    <style:style style:name="P15" style:family="paragraph" style:parent-style-name="Text_20_body">
      <style:text-properties officeooo:rsid="00287d7a" officeooo:paragraph-rsid="00287d7a"/>
    </style:style>
    <style:style style:name="P16" style:family="paragraph" style:parent-style-name="Text_20_body">
      <style:text-properties officeooo:rsid="002a53e7" officeooo:paragraph-rsid="002cccfd"/>
    </style:style>
    <style:style style:name="P17" style:family="paragraph" style:parent-style-name="Text_20_body">
      <style:text-properties officeooo:rsid="002d70c1" officeooo:paragraph-rsid="002d70c1"/>
    </style:style>
    <style:style style:name="P18" style:family="paragraph" style:parent-style-name="Text_20_body">
      <style:text-properties officeooo:rsid="0036c701" officeooo:paragraph-rsid="0036c701"/>
    </style:style>
    <style:style style:name="P19" style:family="paragraph" style:parent-style-name="Text_20_body">
      <style:text-properties officeooo:rsid="003bf085" officeooo:paragraph-rsid="003bf085"/>
    </style:style>
    <style:style style:name="P20" style:family="paragraph" style:parent-style-name="Text_20_body">
      <style:text-properties officeooo:rsid="00436c52" officeooo:paragraph-rsid="00436c52"/>
    </style:style>
    <style:style style:name="P21" style:family="paragraph" style:parent-style-name="Text_20_body">
      <style:text-properties style:text-position="0% 100%" style:font-name="Liberation Serif" officeooo:rsid="002cf6c2" officeooo:paragraph-rsid="002d70c1"/>
    </style:style>
    <style:style style:name="P22" style:family="paragraph" style:parent-style-name="Text_20_body">
      <style:text-properties style:text-position="0% 100%" style:font-name="Liberation Serif" officeooo:rsid="00307b4a" officeooo:paragraph-rsid="0036c701"/>
    </style:style>
    <style:style style:name="P23" style:family="paragraph" style:parent-style-name="Text_20_body">
      <style:text-properties style:text-position="0% 100%" style:font-name="Liberation Serif" officeooo:rsid="0036c701" officeooo:paragraph-rsid="0036c701"/>
    </style:style>
    <style:style style:name="P24" style:family="paragraph" style:parent-style-name="Text_20_body">
      <style:text-properties style:text-position="0% 100%" style:font-name="Liberation Serif" officeooo:rsid="003cbb13" officeooo:paragraph-rsid="003bf085"/>
    </style:style>
    <style:style style:name="P25" style:family="paragraph" style:parent-style-name="Text_20_body">
      <style:text-properties officeooo:rsid="004cd603" officeooo:paragraph-rsid="004cd603"/>
    </style:style>
    <style:style style:name="P26" style:family="paragraph" style:parent-style-name="Heading_20_1">
      <style:text-properties officeooo:rsid="0021c5e3" officeooo:paragraph-rsid="0021c5e3"/>
    </style:style>
    <style:style style:name="T1" style:family="text">
      <style:text-properties officeooo:rsid="0009e736"/>
    </style:style>
    <style:style style:name="T2" style:family="text">
      <style:text-properties officeooo:rsid="001ab80d"/>
    </style:style>
    <style:style style:name="T3" style:family="text">
      <style:text-properties officeooo:rsid="001bcf7c"/>
    </style:style>
    <style:style style:name="T4" style:family="text">
      <style:text-properties officeooo:rsid="002068e3"/>
    </style:style>
    <style:style style:name="T5" style:family="text">
      <style:text-properties officeooo:rsid="0022c847"/>
    </style:style>
    <style:style style:name="T6" style:family="text">
      <style:text-properties officeooo:rsid="00253877"/>
    </style:style>
    <style:style style:name="T7" style:family="text">
      <style:text-properties officeooo:rsid="002917b0"/>
    </style:style>
    <style:style style:name="T8" style:family="text">
      <style:text-properties officeooo:rsid="002a53e7"/>
    </style:style>
    <style:style style:name="T9" style:family="text">
      <style:text-properties officeooo:rsid="002bcf94"/>
    </style:style>
    <style:style style:name="T10" style:family="text">
      <style:text-properties style:text-position="super 58%" officeooo:rsid="002bcf94"/>
    </style:style>
    <style:style style:name="T11" style:family="text">
      <style:text-properties style:text-position="super 58%" style:font-name="Liberation Serif" officeooo:rsid="002ffe0a"/>
    </style:style>
    <style:style style:name="T12" style:family="text">
      <style:text-properties style:text-position="super 58%" style:font-name="Liberation Serif" officeooo:rsid="0033f81f"/>
    </style:style>
    <style:style style:name="T13" style:family="text">
      <style:text-properties style:text-position="super 58%" style:font-name="Liberation Serif" officeooo:rsid="003e0ba6"/>
    </style:style>
    <style:style style:name="T14" style:family="text">
      <style:text-properties style:text-position="super 58%" style:font-name="Liberation Serif" officeooo:rsid="0041a47a"/>
    </style:style>
    <style:style style:name="T15" style:family="text">
      <style:text-properties style:text-position="super 58%" style:font-name="Liberation Serif" officeooo:rsid="0047bb64"/>
    </style:style>
    <style:style style:name="T16" style:family="text">
      <style:text-properties style:text-position="0% 100%" officeooo:rsid="002bcf94"/>
    </style:style>
    <style:style style:name="T17" style:family="text">
      <style:text-properties style:text-position="0% 100%" officeooo:rsid="002cccfd"/>
    </style:style>
    <style:style style:name="T18" style:family="text">
      <style:text-properties style:text-position="0% 100%" style:font-name="Liberation Serif1" officeooo:rsid="002cf6c2"/>
    </style:style>
    <style:style style:name="T19" style:family="text">
      <style:text-properties style:text-position="0% 100%" style:font-name="Liberation Serif"/>
    </style:style>
    <style:style style:name="T20" style:family="text">
      <style:text-properties style:text-position="0% 100%" style:font-name="Liberation Serif" officeooo:rsid="002cf6c2"/>
    </style:style>
    <style:style style:name="T21" style:family="text">
      <style:text-properties style:text-position="0% 100%" style:font-name="Liberation Serif" officeooo:rsid="002dc645"/>
    </style:style>
    <style:style style:name="T22" style:family="text">
      <style:text-properties style:text-position="0% 100%" style:font-name="Liberation Serif" officeooo:rsid="002df017"/>
    </style:style>
    <style:style style:name="T23" style:family="text">
      <style:text-properties style:text-position="0% 100%" style:font-name="Liberation Serif" officeooo:rsid="002e9c49"/>
    </style:style>
    <style:style style:name="T24" style:family="text">
      <style:text-properties style:text-position="0% 100%" style:font-name="Liberation Serif" officeooo:rsid="002ffe0a"/>
    </style:style>
    <style:style style:name="T25" style:family="text">
      <style:text-properties style:text-position="0% 100%" style:font-name="Liberation Serif" officeooo:rsid="00307b4a"/>
    </style:style>
    <style:style style:name="T26" style:family="text">
      <style:text-properties style:text-position="0% 100%" style:font-name="Liberation Serif" officeooo:rsid="0030dd98"/>
    </style:style>
    <style:style style:name="T27" style:family="text">
      <style:text-properties style:text-position="0% 100%" style:font-name="Liberation Serif" officeooo:rsid="0033f81f"/>
    </style:style>
    <style:style style:name="T28" style:family="text">
      <style:text-properties style:text-position="0% 100%" style:font-name="Liberation Serif" officeooo:rsid="0036c701"/>
    </style:style>
    <style:style style:name="T29" style:family="text">
      <style:text-properties style:text-position="0% 100%" style:font-name="Liberation Serif" officeooo:rsid="0039d37c"/>
    </style:style>
    <style:style style:name="T30" style:family="text">
      <style:text-properties style:text-position="0% 100%" style:font-name="Liberation Serif" officeooo:rsid="003cbb13"/>
    </style:style>
    <style:style style:name="T31" style:family="text">
      <style:text-properties style:text-position="0% 100%" style:font-name="Liberation Serif" officeooo:rsid="003e0ba6"/>
    </style:style>
    <style:style style:name="T32" style:family="text">
      <style:text-properties style:text-position="0% 100%" style:font-name="Liberation Serif" officeooo:rsid="0040c58a"/>
    </style:style>
    <style:style style:name="T33" style:family="text">
      <style:text-properties style:text-position="0% 100%" style:font-name="Liberation Serif" officeooo:rsid="0041a47a"/>
    </style:style>
    <style:style style:name="T34" style:family="text">
      <style:text-properties style:text-position="0% 100%" style:font-name="Liberation Serif" officeooo:rsid="00422476"/>
    </style:style>
    <style:style style:name="T35" style:family="text">
      <style:text-properties style:text-position="0% 100%" style:font-name="Liberation Serif" officeooo:rsid="0044de26"/>
    </style:style>
    <style:style style:name="T36" style:family="text">
      <style:text-properties style:text-position="0% 100%" style:font-name="Liberation Serif" officeooo:rsid="0045c00f"/>
    </style:style>
    <style:style style:name="T37" style:family="text">
      <style:text-properties style:text-position="0% 100%" style:font-name="Liberation Serif" officeooo:rsid="0047a882"/>
    </style:style>
    <style:style style:name="T38" style:family="text">
      <style:text-properties style:text-position="0% 100%" style:font-name="Liberation Serif" officeooo:rsid="0047bb64"/>
    </style:style>
    <style:style style:name="T39" style:family="text">
      <style:text-properties style:text-position="0% 100%" style:font-name="Liberation Serif" officeooo:rsid="00495a9e"/>
    </style:style>
    <style:style style:name="T40" style:family="text">
      <style:text-properties style:text-position="0% 100%" style:font-name="Liberation Serif" officeooo:rsid="0051be5d"/>
    </style:style>
    <style:style style:name="T41" style:family="text">
      <style:text-properties style:text-position="0% 100%" style:font-name="Liberation Serif" officeooo:rsid="00520672"/>
    </style:style>
    <style:style style:name="T42" style:family="text">
      <style:text-properties style:text-position="0% 100%" officeooo:rsid="002e9c49"/>
    </style:style>
    <style:style style:name="T43" style:family="text">
      <style:text-properties style:text-position="0% 100%" officeooo:rsid="0050f116"/>
    </style:style>
    <style:style style:name="T44" style:family="text">
      <style:text-properties officeooo:rsid="002dc645"/>
    </style:style>
    <style:style style:name="T45" style:family="text">
      <style:text-properties officeooo:rsid="0036c701"/>
    </style:style>
    <style:style style:name="T46" style:family="text">
      <style:text-properties officeooo:rsid="004e534b"/>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uring Machines</text:p>
      <text:h text:style-name="Heading_20_1" text:outline-level="1">Overview</text:h>
      <text:p text:style-name="P2">The practical is split into a number of tasks. Each one builds on top of the previous one. Task 1 asks <text:s/>to implement a Universal Turing Machine (UTM) – one that simulates any other Turing Machine (TM), given its description. Task 2 asks to devise TMs to solve two given problems, as well as two of our choice. Task 3 asks to analyse the complexity of the TMs in terms of transitions as a function of input length. I have completed all three of these tasks, and additionally, I have devised 3 extra TMs that I found interesting for a total of 7.</text:p>
      <text:h text:style-name="P26" text:outline-level="1">Files Structure</text:h>
      <text:p text:style-name="P11">Inside the submission folder are the following top-level directories. ‘src’ contains the Java packages and class files that make up the source code for the project. ‘test’ contains JUnit test classes that can be used to prove the correctness of my Universal Turing Machine. ‘logs’ is the destination for any and all *.log files that may be generated as a result of executing the UTM’s main method or running the tests. This folder may be emptied but deleting will cause the tests to fail to run. ‘tm_descriptors’ contains *.tm files that define Turing Machines following the template provided in the practical specification. ‘inputs’ contains a subdirectory for every .tm file in ‘tm_descriptors’. These subdirectories contain files <text:span text:style-name="T5">that are used by the JUnit tests as inputs for the respective TMs.</text:span></text:p>
      <text:h text:style-name="Heading_20_1" text:outline-level="1">Design</text:h>
      <text:p text:style-name="P4">The following subsections provide the general design and purpose of the my Universal Turing Machine and the TMs that I have defined.</text:p>
      <text:h text:style-name="Heading_20_2" text:outline-level="2">Universal Turing Machine</text:h>
      <text:p text:style-name="P3">I have designed mu Universal Turing Machine (UTM) in manner that saves memory. Each UTM instance has a table of states and each state has a table of inputs and outputs. This means that <text:span text:style-name="T1">reacting to input is a constant time operation (more on this in Analysis). When a new UTM is created, a provided file is parsed and read to construct the states and alphabet. The description file can have single-line ‘comments’. That is to say, if a line starts with ‘//’, it is skipped which makes writing Turing Machine states easier. When a UTM is given a new file to validate, it copies the contents to a temporary file used as a tape. Such files are created under the directory ‘tapes/’. The UTM reads and outputs to the same tape which is utilized by some of the devised TMs. The directory can be removed after execution. I have chosen implement a single tape UTM as this makes TM design simpler and faster. I have not had as much time as I would like to spend on this project. The TMs designed as part of this practical work well with one type, requiring less reads.</text:span></text:p>
      <text:h text:style-name="Heading_20_2" text:outline-level="2"><text:soft-page-break/>Turing Machines</text:h>
      <text:p text:style-name="P12">As previously mentioned, I have designed a total of 7 TMs. They are under the ‘tm_descriptors’ directory and share the ‘.tm’ extension. First, the ‘Basic’ TM satisfies Task 1 of the assignment. I<text:span text:style-name="T44">t</text:span> can be used to check if the code is working as expected. Second, ‘Palindrome’ is a TM that determines if a given input string is a palindrome as per Task 2, Point 1. Thrid, TM ‘Sum’ <text:s/>checks if three given numbers w1, w2, w3 satisfy w1 + w2 = w3, as per Task 2, Point 2. I have made a couple of simple Turing Machines just for practice. <text:span text:style-name="T45">Fourth, </text:span>‘Div3’ and <text:span text:style-name="T45">fifth, </text:span>‘Div5’ check if a given number is divisible by 3 and 5 respectively. <text:span text:style-name="T45">S</text:span>imilar to the Turing Machine ‘Sum’, these two also require that the input numbers are in binary with least significant bit first. <text:span text:style-name="T45">Six</text:span>th, the ‘Brackets’ TM determines if a given sequence of brackets is valid. That is, every opening bracket has exactly one closing bracket, every closing bracket has exactly one opening, and brackets are correctly nested. Finally, the ‘Sort’ Turing Machine sorts a provided array of digits. Digits may include 0, 1, and 2 and they are sorted in ascending order.</text:p>
      <text:h text:style-name="Heading_20_1" text:outline-level="1">Implementation</text:h>
      <text:p text:style-name="P5">For this practical I have reused some utility code that I have written and updated for previous practicals (both in this and other modules). Those are three classes that I have put on my personal GitHub repository (Logger, ProgressBar, PrintFormatting). The rest of the code I have written specifically for this practical.</text:p>
      <text:p text:style-name="P5">I have added three extra utility classes that provide constants used across multiple files, a main method that prints a single input line in reverse (for manually writing and checking the ‘sum’ TM), and a main method that extends the contents of a file by mirroring its current contents (makes anything into a palindrome).</text:p>
      <text:p text:style-name="P6">The properties of a TM have been split into 4 files.</text:p>
      <text:h text:style-name="Heading_20_2" text:outline-level="2">Universal Turing Machine</text:h>
      <text:p text:style-name="P6">An instance of ‘UniversalTuringMachine’ has the following attributes. A ‘Logger’ instance <text:span text:style-name="T2">to log exceptions to a file. A current state which is used when determining transitions. An initial state which is used to reset the UTM before every new tape. A tape (an instance of RandomAccessFile) used to read and write symbols. A ‘long’ value number of transitions used for empirical analysis. An ‘Alphabet’ object which stores the allowed characters. And a map of state ids (Strings) to states (instances of State).</text:span></text:p>
      <text:p text:style-name="P8">The public method ‘belongsToLanguage’ takes an input filename, creates a tape out of it and evaluates the tape by calling a private method to perform the transitions described in the TM definition provided earlier.</text:p>
      <text:p text:style-name="P9">An UTM instance is created through a static method by passing it a TM definition file and a Logger instance to associate the UTM with.</text:p>
      <text:h text:style-name="Heading_20_2" text:outline-level="2"><text:soft-page-break/>State</text:h>
      <text:p text:style-name="P7">A ‘State’ objects says whether a specific state is acceptable and defines <text:span text:style-name="T3">a map between input characters and ‘Transition’ objects. A state is created through a static method that parses an input line. The line must be formatted as described in the TM definition.</text:span></text:p>
      <text:h text:style-name="Heading_20_2" text:outline-level="2">Transition</text:h>
      <text:p text:style-name="P10">A ‘Transition’ instance stores the output, next state, and move attributes described in the TM definition. This is enough as transitions are only accessed by states, so the accessing state is the current one. Further, UTM keeps track of its current state via an object reference, rather than by id. Ids are only used when parsing transitions. Again, a transition is created from a static method that parses an input line (formatted as a transition in the TM definition) and with an associated TM (used to access the states).</text:p>
      <text:h text:style-name="Heading_20_2" text:outline-level="2">Alphabet</text:h>
      <text:p text:style-name="P6">The ‘Alphabet’ class creates instance that keep track of characters that are allowed in the input. It stores the viable characters in a hash set which provides constant time access for the `contains` operation which is crucial to validation. ‘Alphabet’ objects are created via a static method which parses an input line. This line must be formatted as the alphabet definition in the TM description file (i.e. `alphabet 4 a b c d`).</text:p>
      <text:h text:style-name="Heading_20_1" text:outline-level="1">Tests</text:h>
      <text:p text:style-name="P13"><text:span text:style-name="T4">While developing the UTM, I used the Turing Machine from the practical specification and some sample inputs to test the correctness of my program. I went on to write JUnit tests and sample files to be evaluated. I used the expected results to refine the program. </text:span>For the purpose of developing my Turing Machine definition files I used a process similar to Test-Driven-Development. <text:span text:style-name="T6">I first wrote sample input files and then JUnit test functions to run the appropriate TMs on them. Afterwards, I developed the states and transitions making sure that all the cases were accounted for.</text:span></text:p>
      <text:h text:style-name="Heading_20_1" text:outline-level="1">Analysis</text:h>
      <text:p text:style-name="P14">I have analysed the time complexity of all the TMs theoretically. Time complexity of a Turing Machine is measured as the number of transitions made for a given input size.</text:p>
      <text:h text:style-name="Heading_20_2" text:outline-level="2">Theoretical</text:h>
      <text:p text:style-name="P15">The ‘<text:span text:style-name="T8">B</text:span>asic’ TM accepts sequence<text:span text:style-name="T7">s</text:span> of the type (a*b*_) <text:span text:style-name="T7">and </text:span>has linear time complexity O(n). <text:span text:style-name="T7">It terminates on invalid input. Valid input causes it to transition to the right. So, for any valid input of length n, the TM will make n transitions. For an invalid input, it will terminate faster.</text:span></text:p>
      <text:p text:style-name="P16"/>
      <text:p text:style-name="P16"><text:soft-page-break/>The ‘Palindrome’ TM accepts sequences that when read backwards are the same as when read forwards. <text:span text:style-name="T9">My implementation causes the TM to loop back and forth between the ends of the tape. It reads the leftmost symbol, erases it, and enters a state that indicates the erased symbol. The TM then skips all cells until the end. It then goes back by one cell and checks if the value in it is as expected. If not, there is no appropriate transition and the TM returns false. If the expected value is found, then the TM deletes it and reverses to the start. The start and end are defined by underscores ‘_’. Values in cells are deleted/erased by putting underscores in their places. This effectively shortens the string with every iteration. This TM has square time complexity O(n</text:span><text:span text:style-name="T10">2</text:span><text:span text:style-name="T16">).<text:line-break/>Providing the technicality, for each input read, the TM removes a character iterates the whole remaining string, moves once to the left to position itself on the last character, delete that, return to the start by iterating the remaining string. </text:span><text:span text:style-name="T17">So, for the first character, the TM performs n transitions. Then, for the last character, the TM performs n-1 transitions </text:span><text:span text:style-name="T43">to return</text:span><text:span text:style-name="T17">. Then for the second character, the TM performs n-2 transitions, and so on. </text:span><text:span text:style-name="T43">Until it does not need to return at the last pair. </text:span><text:span text:style-name="T17">In total the number of transitions is the sum of the numbers from n to 1 </text:span><text:span text:style-name="T43">minus n (the single iteration when it does no need to return)</text:span><text:span text:style-name="T17"> which is n(n</text:span><text:span text:style-name="T42">-</text:span><text:span text:style-name="T17">1)/2. So the tight complexity is </text:span><text:span text:style-name="T18">Θ</text:span><text:span text:style-name="T20">(n*(n</text:span><text:span text:style-name="T23">-</text:span><text:span text:style-name="T20">1)/2).</text:span></text:p>
      <text:p text:style-name="P21"/>
      <text:p text:style-name="P17"><text:span text:style-name="T20">T</text:span><text:span text:style-name="T19">he ‘Sum’ TM accepts three binary numbers separated by ‘#’. </text:span><text:span text:style-name="T28">The numbers are written least significant bit first. </text:span><text:span text:style-name="T19">It terminates with true if the sum of the first two words is equal to the third word. </text:span><text:span text:style-name="T21">My implementation causes the TM to </text:span><text:span text:style-name="T22">read one symbol from w1, then skip to w2, read one symbol from there, then compare the expected sum with the value in w3. When a symbol is read, it gets replaced by _. This indicates the TM when to stop returning. As can be seen from my tm_descriptor/sum.tm TM definition, there is a set of states that account for the presence of a carry. </text:span><text:span text:style-name="T24">The asymptotic time complexity is, again, O(n</text:span><text:span text:style-name="T11">2</text:span><text:span text:style-name="T24">).<text:line-break/></text:span><text:span text:style-name="T25">For every symbol of w3, the TM iterates all remaining symbols of w1 and w2 twice (when reading them and when returning). The full equation to calculate that follows below. In that equation </text:span><text:span text:style-name="T26">[x]</text:span><text:span text:style-name="T25"> is the number of characters in the binary word x. </text:span><text:span text:style-name="T26">Note that the length 1 of the hash character [#] is directly inserted. </text:span><text:span text:style-name="T27">The total at the end represents the tight bound for the space complexity. Given that all three (w1, w2, w3) are variables, their lengths differ, so the equation below contains multiplication of two clauses with variables inside. That is O(n</text:span><text:span text:style-name="T12">2</text:span><text:span text:style-name="T27">).</text:span><text:span text:style-name="T25"><text:line-break/></text:span><text:span text:style-name="T25"><draw:frame draw:style-name="fr1" draw:name="Object1" text:anchor-type="as-char" svg:y="-2.912cm" svg:width="11.516cm" svg:height="5.704cm" draw:z-index="0"><draw:object xlink:href="./Object 1" xlink:type="simple" xlink:show="embed" xlink:actuate="onLoad"/><draw:image xlink:href="./ObjectReplacements/Object 1" xlink:type="simple" xlink:show="embed" xlink:actuate="onLoad"/></draw:frame></text:span></text:p>
      <text:p text:style-name="P22"><text:soft-page-break/></text:p>
      <text:p text:style-name="P18"><text:span text:style-name="T25">‘D</text:span><text:span text:style-name="T19">iv3’ and ‘Div5’ each accept a single binary number, with the least significant bit first. It terminates with true if the number is divisible by 3 (5 in the case of ‘Div5’). Zeros get replaced by _ because this is the same as dividing the number by 2. Patterns that start with 1 are recognized and behaviour for them is defined. It involves looking up the next two-three characters and returning. So, at worst, a single position on the tape can be ‘transitioned to’ up to </text:span><text:span text:style-name="T29">five</text:span><text:span text:style-name="T19"> times (recognizing pattern, returning to a symbol before that, </text:span><text:span text:style-name="T29">recognizing another pattern, returning to this symbol, </text:span><text:span text:style-name="T19">reading). The maximum time complexity for an input of size n is then O(</text:span><text:span text:style-name="T29">5</text:span><text:span text:style-name="T19">*n) or effectively O(n).</text:span></text:p>
      <text:p text:style-name="P23"/>
      <text:p text:style-name="P19"><text:span text:style-name="T19">The ‘Brackets’ TM accepts correctly placed sequences of brackets. Brackets are in pairs (opening and closing). Bracket types are matching {curly opening curly beginning}. The TM reads and moves to the right until a closing bracket is reached. The opening bracket can only be before it. There cannot be a correctly formed pair of brackets within these two because this is the first closing bracket. Remove this pair from the tape and continue reading to the right.<text:line-break/></text:span><text:span text:style-name="T31">The time complexity is O(n</text:span><text:span text:style-name="T13">2</text:span><text:span text:style-name="T31">). </text:span><text:span text:style-name="T40">Similar to Palindrome, the TM moves between brackets, slowly increasing the distance before each change in direction (removes inner brackets and leaves outer ones further apart)</text:span><text:span text:style-name="T32">. </text:span><text:span text:style-name="T40">First, it travels </text:span><text:span text:style-name="T41">halfway through, to reach the first closing bracket. Then the distances grow from 1 to n and once the last opening bracket has been matched (this is the very first bracket on the tape) the TM makes another n transitions. </text:span><text:span text:style-name="T32">The total sum is n/</text:span><text:span text:style-name="T41">2</text:span><text:span text:style-name="T32"> + </text:span><text:span text:style-name="T40">n*(n+1)/2</text:span><text:span text:style-name="T32"> </text:span><text:span text:style-name="T41">+ n </text:span><text:span text:style-name="T33">or effectively O(n</text:span><text:span text:style-name="T14">2</text:span><text:span text:style-name="T33">) </text:span><text:span text:style-name="T34">time complexity</text:span><text:span text:style-name="T32">.</text:span><text:span text:style-name="T19"><text:line-break/></text:span><text:span text:style-name="T30">It is worth noting that this bracket problem cannot be solved with a Finite State Automaton because it requires some sort of accessible memory.</text:span></text:p>
      <text:p text:style-name="P24"/>
      <text:p text:style-name="P20"><text:span text:style-name="T19">‘Sort’ is a Turing Machine that not only produces a result when given some input but also sorts the numbers in ascending order. </text:span><text:span text:style-name="T35">It can read any sequence of {0, 1, 2} so long as it’s surrounded by </text:span><text:span text:style-name="T36">underscores</text:span><text:span text:style-name="T35">. </text:span><text:span text:style-name="T37">It reads numbers, keeping track of which it has seen last. When it sees a number that is not supposed be after the last number seen, the TM replaces it with the previously seen number and then starts shifting the unexpected number back. Shifting happens by skipping larger values and positioning the pointer on the tape so that inserting the shifted number preserves the order. Reading then continues until a new value out of place is found. The worst case for this algorithm is when the input is sorted in reverse. This will cause all the values to be shifted through all other values </text:span><text:span text:style-name="T38">resulting in square time complexity </text:span><text:span text:style-name="T39">n*(n-1)/2 → </text:span><text:span text:style-name="T38">O(n</text:span><text:span text:style-name="T15">2</text:span><text:span text:style-name="T38">).</text:span></text:p>
      <text:h text:style-name="Heading_20_2" text:outline-level="2">Experimental</text:h>
      <text:p text:style-name="P25">I have also performed an empirical analysis on five of the Turing Machines. I wrote a GenerateInputs class in the util package which generates valid input for each TM, and a GenerateDat class which runs the TMs on the generated inputs and records their complexity. This complexity is, as before, the number of transitions made. Because of how Turing Machines work, given a sample input, a TM will always perform the same amount of transitions on that sample. This <text:soft-page-break/>is to contrast how the JVM affects the time measurements on Matrix Multiplication. <text:span text:style-name="T46">Note: for instructions on how to generate inputs or data, see README.md. The data and charts can be found in the pre_gen_data folder. The data is explained under the cha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a45f" officeooo:paragraph-rsid="0005a4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052<text:tab/>150009974<text:tab/>26 Apr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6:25:46.885239868</meta:creation-date>
    <dc:date>2018-04-27T20:40:02.963168215</dc:date>
    <meta:editing-duration>PT4H29M26S</meta:editing-duration>
    <meta:editing-cycles>61</meta:editing-cycles>
    <meta:generator>LibreOffice/5.4.6.2$Linux_X86_64 LibreOffice_project/40$Build-2</meta:generator>
    <meta:document-statistic meta:table-count="0" meta:image-count="0" meta:object-count="1" meta:page-count="6" meta:paragraph-count="39" meta:word-count="2371" meta:character-count="13720" meta:non-whitespace-character-count="11384"/>
  </office:meta>
</office:document-meta>
</file>

<file path=Object 1/content.xml><?xml version="1.0" encoding="utf-8"?>
<math xmlns="http://www.w3.org/1998/Math/MathML" display="block">
  <semantics>
    <mtable>
      <mtr>
        <mtd>
          <mrow>
            <mi mathvariant="italic">Reading</mi>
            <mrow>
              <mspace width="6em"/>
              <mo stretchy="false">=</mo>
              <mrow>
                <munderover>
                  <mo stretchy="false">∑</mo>
                  <mrow>
                    <mi>i</mi>
                    <mo stretchy="false">=</mo>
                    <mn>0</mn>
                  </mrow>
                  <mrow>
                    <mo fence="true" stretchy="false">[</mo>
                    <mrow>
                      <mrow>
                        <mi>W</mi>
                        <mn>3</mn>
                      </mrow>
                    </mrow>
                    <mo fence="true" stretchy="false">]</mo>
                  </mrow>
                </munderover>
                <mrow>
                  <mo fence="true" stretchy="false">(</mo>
                  <mrow>
                    <mrow>
                      <mrow>
                        <mrow>
                          <mo fence="true" stretchy="false">[</mo>
                          <mrow>
                            <mrow>
                              <mi>w</mi>
                              <mn>1</mn>
                            </mrow>
                          </mrow>
                          <mo fence="true" stretchy="false">]</mo>
                        </mrow>
                        <mo stretchy="false">−</mo>
                        <mi>i</mi>
                      </mrow>
                      <mrow>
                        <mspace width="2em"/>
                        <mo stretchy="false">+</mo>
                        <mn>1</mn>
                      </mrow>
                      <mrow>
                        <mspace width="2em"/>
                        <mo stretchy="false">+</mo>
                        <mrow>
                          <mo fence="true" stretchy="false">[</mo>
                          <mrow>
                            <mrow>
                              <mi>w</mi>
                              <mn>2</mn>
                            </mrow>
                          </mrow>
                          <mo fence="true" stretchy="false">]</mo>
                        </mrow>
                        <mo stretchy="false">−</mo>
                        <mi>i</mi>
                      </mrow>
                      <mrow>
                        <mspace width="2em"/>
                        <mo stretchy="false">+</mo>
                        <mn>1</mn>
                      </mrow>
                      <mrow>
                        <mspace width="2em"/>
                        <mo stretchy="false">+</mo>
                        <mi>i</mi>
                      </mrow>
                    </mrow>
                  </mrow>
                  <mo fence="true" stretchy="false">)</mo>
                </mrow>
              </mrow>
            </mrow>
          </mrow>
        </mtd>
      </mtr>
      <mtr>
        <mtd>
          <mrow>
            <mi mathvariant="italic">Reversing</mi>
            <mrow>
              <mspace width="2em"/>
              <mo stretchy="false">=</mo>
              <mrow>
                <munderover>
                  <mo stretchy="false">∑</mo>
                  <mrow>
                    <mi>i</mi>
                    <mo stretchy="false">=</mo>
                    <mn>0</mn>
                  </mrow>
                  <mrow>
                    <mo fence="true" stretchy="false">[</mo>
                    <mrow>
                      <mrow>
                        <mi>W</mi>
                        <mn>3</mn>
                      </mrow>
                    </mrow>
                    <mo fence="true" stretchy="false">]</mo>
                  </mrow>
                </munderover>
                <mrow>
                  <mo fence="true" stretchy="false">(</mo>
                  <mrow>
                    <mrow>
                      <mrow>
                        <mi>i</mi>
                        <mo stretchy="false">+</mo>
                        <mn>1</mn>
                      </mrow>
                      <mrow>
                        <mspace width="2em"/>
                        <mo stretchy="false">+</mo>
                        <mrow>
                          <mo fence="true" stretchy="false">[</mo>
                          <mrow>
                            <mrow>
                              <mi>w</mi>
                              <mn>2</mn>
                            </mrow>
                          </mrow>
                          <mo fence="true" stretchy="false">]</mo>
                        </mrow>
                        <mo stretchy="false">−</mo>
                        <mi>i</mi>
                      </mrow>
                      <mrow>
                        <mspace width="2em"/>
                        <mo stretchy="false">+</mo>
                        <mn>1</mn>
                      </mrow>
                      <mrow>
                        <mspace width="2em"/>
                        <mo stretchy="false">+</mo>
                        <mrow>
                          <mo fence="true" stretchy="false">[</mo>
                          <mrow>
                            <mrow>
                              <mi>w</mi>
                              <mn>1</mn>
                            </mrow>
                          </mrow>
                          <mo fence="true" stretchy="false">]</mo>
                        </mrow>
                        <mo stretchy="false">−</mo>
                        <mi>i</mi>
                      </mrow>
                    </mrow>
                  </mrow>
                  <mo fence="true" stretchy="false">)</mo>
                </mrow>
              </mrow>
            </mrow>
          </mrow>
        </mtd>
      </mtr>
      <mtr>
        <mtd>
          <mrow>
            <mi mathvariant="italic">Total</mi>
            <mrow>
              <mspace width="12em"/>
              <mo stretchy="false">=</mo>
              <mrow>
                <munderover>
                  <mo stretchy="false">∑</mo>
                  <mrow>
                    <mi>i</mi>
                    <mo stretchy="false">=</mo>
                    <mn>0</mn>
                  </mrow>
                  <mrow>
                    <mo fence="true" stretchy="false">[</mo>
                    <mrow>
                      <mrow>
                        <mi>w</mi>
                        <mn>3</mn>
                      </mrow>
                    </mrow>
                    <mo fence="true" stretchy="false">]</mo>
                  </mrow>
                </munderover>
                <mrow>
                  <mo fence="true" stretchy="false">(</mo>
                  <mrow>
                    <mrow>
                      <mrow>
                        <mn>2</mn>
                        <mo stretchy="false">∗</mo>
                        <mrow>
                          <mo fence="true" stretchy="false">[</mo>
                          <mrow>
                            <mrow>
                              <mi>w</mi>
                              <mn>1</mn>
                            </mrow>
                          </mrow>
                          <mo fence="true" stretchy="false">]</mo>
                        </mrow>
                      </mrow>
                      <mrow>
                        <mspace width="2em"/>
                        <mo stretchy="false">+</mo>
                        <mspace width="2em"/>
                      </mrow>
                      <mrow>
                        <mn>2</mn>
                        <mo stretchy="false">∗</mo>
                        <mrow>
                          <mo fence="true" stretchy="false">[</mo>
                          <mrow>
                            <mrow>
                              <mi>w</mi>
                              <mn>2</mn>
                            </mrow>
                          </mrow>
                          <mo fence="true" stretchy="false">]</mo>
                        </mrow>
                      </mrow>
                      <mrow>
                        <mspace width="2em"/>
                        <mo stretchy="false">+</mo>
                        <mspace width="2em"/>
                      </mrow>
                      <mn>4</mn>
                      <mrow>
                        <mspace width="2em"/>
                        <mo stretchy="false">−</mo>
                        <mspace width="2em"/>
                      </mrow>
                      <mrow>
                        <mn>2</mn>
                        <mo stretchy="false">∗</mo>
                        <mi>i</mi>
                      </mrow>
                    </mrow>
                  </mrow>
                  <mo fence="true" stretchy="false">)</mo>
                </mrow>
              </mrow>
            </mrow>
          </mrow>
        </mtd>
      </mtr>
      <mtr>
        <mtd>
          <mrow>
            <mi mathvariant="italic">Total</mi>
            <mrow>
              <mspace width="12em"/>
              <mo stretchy="false">=</mo>
              <mrow>
                <mrow>
                  <munderover>
                    <mo stretchy="false">∑</mo>
                    <mrow>
                      <mi>i</mi>
                      <mo stretchy="false">=</mo>
                      <mn>0</mn>
                    </mrow>
                    <mrow>
                      <mo fence="true" stretchy="false">[</mo>
                      <mrow>
                        <mrow>
                          <mi>w</mi>
                          <mn>3</mn>
                        </mrow>
                      </mrow>
                      <mo fence="true" stretchy="false">]</mo>
                    </mrow>
                  </munderover>
                  <mrow>
                    <mo fence="true" stretchy="false">(</mo>
                    <mrow>
                      <mrow>
                        <mrow>
                          <mn>2</mn>
                          <mo stretchy="false">∗</mo>
                          <mrow>
                            <mo fence="true" stretchy="false">[</mo>
                            <mrow>
                              <mrow>
                                <mi>w</mi>
                                <mn>1</mn>
                              </mrow>
                            </mrow>
                            <mo fence="true" stretchy="false">]</mo>
                          </mrow>
                        </mrow>
                        <mrow>
                          <mspace width="2em"/>
                          <mo stretchy="false">+</mo>
                          <mspace width="2em"/>
                        </mrow>
                        <mrow>
                          <mn>2</mn>
                          <mo stretchy="false">∗</mo>
                          <mrow>
                            <mo fence="true" stretchy="false">[</mo>
                            <mrow>
                              <mrow>
                                <mi>w</mi>
                                <mn>2</mn>
                              </mrow>
                            </mrow>
                            <mo fence="true" stretchy="false">]</mo>
                          </mrow>
                        </mrow>
                        <mrow>
                          <mspace width="2em"/>
                          <mo stretchy="false">+</mo>
                          <mspace width="2em"/>
                        </mrow>
                        <mn>4</mn>
                      </mrow>
                    </mrow>
                    <mo fence="true" stretchy="false">)</mo>
                  </mrow>
                </mrow>
                <mo stretchy="false">−</mo>
                <mrow>
                  <munderover>
                    <mo stretchy="false">∑</mo>
                    <mrow>
                      <mi>i</mi>
                      <mo stretchy="false">=</mo>
                      <mn>0</mn>
                    </mrow>
                    <mrow>
                      <mo fence="true" stretchy="false">[</mo>
                      <mrow>
                        <mrow>
                          <mi>w</mi>
                          <mn>3</mn>
                        </mrow>
                      </mrow>
                      <mo fence="true" stretchy="false">]</mo>
                    </mrow>
                  </munderover>
                  <mrow>
                    <mo fence="true" stretchy="false">(</mo>
                    <mrow>
                      <mrow>
                        <mn>2</mn>
                        <mo stretchy="false">∗</mo>
                        <mi>i</mi>
                      </mrow>
                    </mrow>
                    <mo fence="true" stretchy="false">)</mo>
                  </mrow>
                </mrow>
              </mrow>
            </mrow>
          </mrow>
        </mtd>
      </mtr>
      <mtr>
        <mtd>
          <mrow>
            <mi mathvariant="italic">Total</mi>
            <mrow>
              <mspace width="12em"/>
              <mo stretchy="false">=</mo>
              <mrow>
                <mo fence="true" stretchy="false">[</mo>
                <mrow>
                  <mrow>
                    <mi>w</mi>
                    <mn>3</mn>
                  </mrow>
                </mrow>
                <mo fence="true" stretchy="false">]</mo>
              </mrow>
            </mrow>
            <mrow>
              <mo fence="true" stretchy="false">(</mo>
              <mrow>
                <mrow>
                  <mrow>
                    <mn>2</mn>
                    <mo stretchy="false">∗</mo>
                    <mrow>
                      <mo fence="true" stretchy="false">[</mo>
                      <mrow>
                        <mrow>
                          <mi>w</mi>
                          <mn>1</mn>
                        </mrow>
                      </mrow>
                      <mo fence="true" stretchy="false">]</mo>
                    </mrow>
                  </mrow>
                  <mrow>
                    <mspace width="2em"/>
                    <mo stretchy="false">+</mo>
                    <mspace width="2em"/>
                  </mrow>
                  <mrow>
                    <mn>2</mn>
                    <mo stretchy="false">∗</mo>
                    <mrow>
                      <mo fence="true" stretchy="false">[</mo>
                      <mrow>
                        <mrow>
                          <mi>w</mi>
                          <mn>2</mn>
                        </mrow>
                      </mrow>
                      <mo fence="true" stretchy="false">]</mo>
                    </mrow>
                  </mrow>
                  <mrow>
                    <mspace width="2em"/>
                    <mo stretchy="false">+</mo>
                    <mspace width="2em"/>
                  </mrow>
                  <mn>4</mn>
                </mrow>
              </mrow>
              <mo fence="true" stretchy="false">)</mo>
            </mrow>
            <mrow>
              <mspace width="2em"/>
              <mo stretchy="false">−</mo>
              <mspace width="2em"/>
            </mrow>
            <mrow>
              <mrow>
                <mo fence="true" stretchy="false">[</mo>
                <mrow>
                  <mrow>
                    <mi>w</mi>
                    <mn>3</mn>
                  </mrow>
                </mrow>
                <mo fence="true" stretchy="false">]</mo>
              </mrow>
              <mo stretchy="false">∗</mo>
              <mrow>
                <mo fence="true" stretchy="false">(</mo>
                <mrow>
                  <mrow>
                    <mrow>
                      <mo fence="true" stretchy="false">[</mo>
                      <mrow>
                        <mrow>
                          <mi>w</mi>
                          <mn>3</mn>
                        </mrow>
                      </mrow>
                      <mo fence="true" stretchy="false">]</mo>
                    </mrow>
                    <mo stretchy="false">+</mo>
                    <mn>1</mn>
                  </mrow>
                </mrow>
                <mo fence="true" stretchy="false">)</mo>
              </mrow>
            </mrow>
          </mrow>
        </mtd>
      </mtr>
      <mtr>
        <mtd>
          <mrow>
            <mi mathvariant="italic">Total</mi>
            <mrow>
              <mspace width="12em"/>
              <mo stretchy="false">=</mo>
              <mrow>
                <mo fence="true" stretchy="false">[</mo>
                <mrow>
                  <mrow>
                    <mi>w</mi>
                    <mn>3</mn>
                  </mrow>
                </mrow>
                <mo fence="true" stretchy="false">]</mo>
              </mrow>
            </mrow>
            <mrow>
              <mo fence="true" stretchy="false">(</mo>
              <mrow>
                <mrow>
                  <mrow>
                    <mn>2</mn>
                    <mo stretchy="false">∗</mo>
                    <mrow>
                      <mo fence="true" stretchy="false">[</mo>
                      <mrow>
                        <mrow>
                          <mi>w</mi>
                          <mn>1</mn>
                        </mrow>
                      </mrow>
                      <mo fence="true" stretchy="false">]</mo>
                    </mrow>
                  </mrow>
                  <mrow>
                    <mspace width="2em"/>
                    <mo stretchy="false">+</mo>
                    <mspace width="2em"/>
                  </mrow>
                  <mrow>
                    <mn>2</mn>
                    <mo stretchy="false">∗</mo>
                    <mrow>
                      <mo fence="true" stretchy="false">[</mo>
                      <mrow>
                        <mrow>
                          <mi>w</mi>
                          <mn>2</mn>
                        </mrow>
                      </mrow>
                      <mo fence="true" stretchy="false">]</mo>
                    </mrow>
                  </mrow>
                  <mrow>
                    <mspace width="2em"/>
                    <mo stretchy="false">+</mo>
                    <mspace width="2em"/>
                  </mrow>
                  <mn>3</mn>
                  <mrow>
                    <mspace width="2em"/>
                    <mo stretchy="false">−</mo>
                    <mspace width="2em"/>
                  </mrow>
                  <mrow>
                    <mo fence="true" stretchy="false">[</mo>
                    <mrow>
                      <mrow>
                        <mi>w</mi>
                        <mn>3</mn>
                      </mrow>
                    </mrow>
                    <mo fence="true" stretchy="false">]</mo>
                  </mrow>
                </mrow>
              </mrow>
              <mo fence="true" stretchy="false">)</mo>
            </mrow>
          </mrow>
        </mtd>
      </mtr>
    </mtable>
    <annotation encoding="StarMath 5.0">Reading ~~~ = sum from{i=0} to{[W3]} ( [w1] - i ~ + 1 ~ + [w2] - i  ~ + 1 ~ + i )
newline
Reversing ~ = sum from{i=0} to{[W3]} ( i + 1 ~ + [w2] - i  ~ + 1 ~ + [w1] - i )
newline
Total ~~~~~~ = sum from{i=0} to{[w3]} ( 2*[w1] ~ + ~ 2*[w2] ~ + ~ 4 ~ - ~ 2*i)
newline
Total ~~~~~~ = sum from{i=0} to{[w3]} ( 2*[w1] ~ + ~ 2*[w2] ~ + ~ 4 ) - sum from{i=0} to{[w3]} (2*i)
newline
Total ~~~~~~ = [w3]( 2*[w1] ~ + ~ 2*[w2] ~ + ~ 4 ) ~ - ~ [w3]*([w3]+1)
newline
Total ~~~~~~ = [w3]( 2*[w1] ~ + ~ 2*[w2] ~ + ~ 3 ~ - ~ [w3])</annotation>
  </semantics>
</math>
</file>